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Utils.getSOAPBindingUse( Binding binding , String operation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sdlUtils.getSOAPAction( BindingOperation op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Utils.findExtensibilityElement( ElementExtensible extensibleElement , String elem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dlUtils.getSOAPAddress( Por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Utils.findExtensibilityElements( ElementExtensible extensibleElement , String elem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sdlUtils.getSOAPHeaders( Binding binding , String operation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sdlUtils.getSOAPBindingStyle( Binding bin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Utils.isWrappedParameterStyle( String operationName , boolean outputParam , String messagePar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